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roductBacklog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ProductBacklog.A" style:family="table-column">
      <style:table-column-properties style:column-width="1.508cm"/>
    </style:style>
    <style:style style:name="ProductBacklog.B" style:family="table-column">
      <style:table-column-properties style:column-width="10.795cm"/>
    </style:style>
    <style:style style:name="ProductBacklog.C" style:family="table-column">
      <style:table-column-properties style:column-width="2.408cm"/>
    </style:style>
    <style:style style:name="ProductBacklog.D" style:family="table-column">
      <style:table-column-properties style:column-width="2.302cm"/>
    </style:style>
    <style:style style:name="ProductBacklog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ProductBacklog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roductBacklog.B2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roductBacklog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roductBacklog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roductBacklog.4" style:family="table-row">
      <style:table-row-properties fo:keep-together="auto"/>
    </style:style>
    <style:style style:name="ProductBacklog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roductBacklog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roductBacklog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roductBacklog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roductBacklog.B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roductBacklog.C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roductBacklog.D6" style:family="table-cell" style:data-style-name="N2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c790" officeooo:paragraph-rsid="0013c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623e" officeooo:paragraph-rsid="001462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c790" officeooo:paragraph-rsid="0013c7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c790" officeooo:paragraph-rsid="0013c790" style:font-size-asian="16pt" style:font-weight-asian="bold" style:font-size-complex="16pt" style:font-weight-complex="bold"/>
    </style:style>
    <style:style style:name="P5" style:family="paragraph" style:parent-style-name="Text_20_body" style:master-page-name="">
      <style:paragraph-properties fo:text-align="center" style:justify-single-word="false" style:page-number="auto"/>
      <style:text-properties fo:font-size="16pt" style:text-underline-style="solid" style:text-underline-width="auto" style:text-underline-color="font-color" fo:font-weight="bold" officeooo:rsid="0013c790" officeooo:paragraph-rsid="0013c790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duct Backlog : Checkpoint 4 Portfolio</text:p>
      <text:p text:style-name="P4"/>
      <table:table table:name="ProductBacklog" table:style-name="ProductBacklog" table:template-name="Élégant">
        <table:table-column table:style-name="ProductBacklog.A"/>
        <table:table-column table:style-name="ProductBacklog.B"/>
        <table:table-column table:style-name="ProductBacklog.C"/>
        <table:table-column table:style-name="ProductBacklog.D"/>
        <table:table-row>
          <table:table-cell table:style-name="ProductBacklog.A1" office:value-type="string">
            <text:p text:style-name="P3">N°</text:p>
          </table:table-cell>
          <table:table-cell table:style-name="ProductBacklog.A1" office:value-type="string">
            <text:p text:style-name="P3">User Story</text:p>
          </table:table-cell>
          <table:table-cell table:style-name="ProductBacklog.A1" office:value-type="string">
            <text:p text:style-name="P3">Priorité</text:p>
          </table:table-cell>
          <table:table-cell table:style-name="ProductBacklog.A1" office:value-type="string">
            <text:p text:style-name="P3">Complexité</text:p>
          </table:table-cell>
        </table:table-row>
        <table:table-row>
          <table:table-cell table:style-name="ProductBacklog.A2" office:value-type="string">
            <text:p text:style-name="P1">1</text:p>
          </table:table-cell>
          <table:table-cell table:style-name="ProductBacklog.B2" office:value-type="float" office:value="0">
            <text:p text:style-name="P1">En tant que Utilisateur, je veux pouvoir voir les projets de Célia</text:p>
          </table:table-cell>
          <table:table-cell table:style-name="ProductBacklog.C2" office:value-type="string">
            <text:p text:style-name="P2">M</text:p>
          </table:table-cell>
          <table:table-cell table:style-name="ProductBacklog.B2" office:value-type="float" office:value="1">
            <text:p text:style-name="P1">1</text:p>
          </table:table-cell>
        </table:table-row>
        <table:table-row>
          <table:table-cell table:style-name="ProductBacklog.A2" office:value-type="string">
            <text:p text:style-name="P1">2</text:p>
          </table:table-cell>
          <table:table-cell table:style-name="ProductBacklog.B2" office:value-type="float" office:value="0">
            <text:p text:style-name="P1">En tant que Utilisateur, je veux avoir plus d’information sur un projet</text:p>
          </table:table-cell>
          <table:table-cell table:style-name="ProductBacklog.C3" office:value-type="string">
            <text:p text:style-name="P2">M</text:p>
          </table:table-cell>
          <table:table-cell table:style-name="ProductBacklog.B2" office:value-type="float" office:value="1">
            <text:p text:style-name="P1">1</text:p>
          </table:table-cell>
        </table:table-row>
        <table:table-row table:style-name="ProductBacklog.4">
          <table:table-cell table:style-name="ProductBacklog.A2" office:value-type="string">
            <text:p text:style-name="P1">3</text:p>
          </table:table-cell>
          <table:table-cell table:style-name="ProductBacklog.B4" office:value-type="string">
            <text:p text:style-name="P1">En tant que Admin, je veux pouvoir ajouter un nouveau projet (photos, descriptif, lien éventuel ..)</text:p>
          </table:table-cell>
          <table:table-cell table:style-name="ProductBacklog.C4" office:value-type="string">
            <text:p text:style-name="P2">S</text:p>
          </table:table-cell>
          <table:table-cell table:style-name="ProductBacklog.B2" office:value-type="float" office:value="2">
            <text:p text:style-name="P1">2</text:p>
          </table:table-cell>
        </table:table-row>
        <table:table-row table:style-name="ProductBacklog.4">
          <table:table-cell table:style-name="ProductBacklog.A2" office:value-type="string">
            <text:p text:style-name="P1">4</text:p>
          </table:table-cell>
          <table:table-cell table:style-name="ProductBacklog.B2" office:value-type="float" office:value="0">
            <text:p text:style-name="P1">En tant que Admin, je veux pouvoir modifier un projet existant</text:p>
          </table:table-cell>
          <table:table-cell table:style-name="ProductBacklog.C5" office:value-type="string">
            <text:p text:style-name="P2">S</text:p>
          </table:table-cell>
          <table:table-cell table:style-name="ProductBacklog.B2" office:value-type="float" office:value="2">
            <text:p text:style-name="P1">2</text:p>
          </table:table-cell>
        </table:table-row>
        <table:table-row>
          <table:table-cell table:style-name="ProductBacklog.A6" office:value-type="string">
            <text:p text:style-name="P1">5</text:p>
          </table:table-cell>
          <table:table-cell table:style-name="ProductBacklog.B6" office:value-type="string">
            <text:p text:style-name="P1">En tant que Admin, je veux pouvoir supprimer un projet existant</text:p>
          </table:table-cell>
          <table:table-cell table:style-name="ProductBacklog.C6" office:value-type="string">
            <text:p text:style-name="P2">S</text:p>
          </table:table-cell>
          <table:table-cell table:style-name="ProductBacklog.D6" office:value-type="float" office:value="2">
            <text:p text:style-name="P1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Élé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Élégant.1"/>
      <table:last-row table:style-name="Élégant.2"/>
      <table:first-column table:style-name="Élégant.3"/>
      <table:last-column table:style-name="Élégant.4"/>
      <table:body table:style-name="Élégant.9"/>
      <table:even-rows table:style-name="Élégant.5"/>
      <table:odd-rows table:style-name="Élégant.6"/>
      <table:even-columns table:style-name="Élégant.7"/>
      <table:odd-columns table:style-name="Élégant.8"/>
      <table:background table:style-name="Élégant.10"/>
      <loext:first-row-even-column table:style-name="Élégant.15"/>
      <loext:last-row-even-column table:style-name="Élégant.16"/>
      <loext:first-row-end-column table:style-name="Élégant.12"/>
      <loext:first-row-start-column table:style-name="Élégant.11"/>
      <loext:last-row-end-column table:style-name="Élégant.14"/>
      <loext:last-row-start-column table:style-name="Élé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09:59:47.489236089</meta:creation-date>
    <dc:date>2021-02-03T10:10:30.019107012</dc:date>
    <meta:editing-duration>PT10M46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1" meta:paragraph-count="25" meta:word-count="88" meta:character-count="446" meta:non-whitespace-character-count="383"/>
  </office:meta>
</office:document-meta>
</file>